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6.2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71.29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apergeek's FreeCAD engineering cheat sh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 sizes in mm</text:p>
          </table:table-cell>
          <table:table-cell/>
          <table:table-cell office:value-type="string" calcext:value-type="string">
            <text:p>Note that sizes for ABS may need to be larger as ABS has a tendency to shrin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minal siz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aft diameter</text:p>
          </table:table-cell>
          <table:table-cell office:value-type="string" calcext:value-type="string">
            <text:p>Shaft hole R</text:p>
          </table:table-cell>
          <table:table-cell office:value-type="string" calcext:value-type="string">
            <text:p>Tap hole R</text:p>
          </table:table-cell>
          <table:table-cell office:value-type="string" calcext:value-type="string">
            <text:p>Nut flat-flat</text:p>
          </table:table-cell>
          <table:table-cell office:value-type="string" calcext:value-type="string">
            <text:p>Nut hex R</text:p>
          </table:table-cell>
          <table:table-cell office:value-type="string" calcext:value-type="string">
            <text:p>Nut height</text:p>
          </table:table-cell>
        </table:table-row>
        <table:table-row table:style-name="ro1">
          <table:table-cell office:value-type="string" calcext:value-type="string">
            <text:p>#2-56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4-4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.7" calcext:value-type="float">
            <text:p>1.7</text:p>
          </table:table-cell>
          <table:table-cell table:formula="of:=[.C6]/2" office:value-type="float" office:value="1.375" calcext:value-type="float">
            <text:p>1.375</text:p>
          </table:table-cell>
          <table:table-cell office:value-type="float" office:value="6.5" calcext:value-type="float">
            <text:p>6.5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#6-3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office:annotation draw:style-name="gr1" draw:text-style-name="P2" svg:width="82.18pt" svg:height="51pt" svg:x="343.7pt" svg:y="34.27pt" draw:caption-point-x="-17.29pt" draw:caption-point-y="42.8pt">
              <dc:date>2020-09-08T00:00:00</dc:date>
              <text:p text:style-name="P1"><text:span text:style-name="T1">Ultimaker works better with 1.7R tap holes; 1.8R is loose!</text:span></text:p>
            </office:annotation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#8-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1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etric</text:p>
          </table:table-cell>
          <table:table-cell/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8" calcext:value-type="float">
            <text:p>1.8</text:p>
          </table:table-cell>
          <table:table-cell table:formula="of:=[.C13]/2" office:value-type="float" office:value="1.51" calcext:value-type="float">
            <text:p>1.51</text:p>
          </table:table-cell>
          <table:table-cell office:value-type="float" office:value="5.5" calcext:value-type="float">
            <text:p>5.5</text:p>
          </table:table-cell>
          <table:table-cell table:formula="of:=6.3/2"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formula="of:=[.C14]/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0:36:36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7:13:05.003000000</meta:creation-date>
    <dc:date>2020-09-10T10:37:14.672000000</dc:date>
    <meta:editing-duration>P4DT21H53M22S</meta:editing-duration>
    <meta:editing-cycles>6</meta:editing-cycles>
    <meta:generator>LibreOffice/6.2.3.2$Windows_X86_64 LibreOffice_project/aecc05fe267cc68dde00352a451aa867b3b546ac</meta:generator>
    <meta:document-statistic meta:table-count="1" meta:cell-count="52" meta:object-count="0"/>
  </office:meta>
</office:document-meta>
</file>